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Tahoma1" svg:font-family="Tahoma" style:font-adornments="Norm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a15" style:family="table">
      <style:table-properties style:width="16.517cm" fo:margin-left="0.007cm" fo:margin-top="0cm" fo:margin-bottom="0cm" table:align="left" style:writing-mode="lr-tb"/>
    </style:style>
    <style:style style:name="Tabla15.A" style:family="table-column">
      <style:table-column-properties style:column-width="2.097cm"/>
    </style:style>
    <style:style style:name="Tabla15.B" style:family="table-column">
      <style:table-column-properties style:column-width="3.406cm"/>
    </style:style>
    <style:style style:name="Tabla15.C" style:family="table-column">
      <style:table-column-properties style:column-width="5.503cm"/>
    </style:style>
    <style:style style:name="Tabla15.D" style:family="table-column">
      <style:table-column-properties style:column-width="5.51cm"/>
    </style:style>
    <style:style style:name="Tabla15.1" style:family="table-row">
      <style:table-row-properties fo:keep-together="auto"/>
    </style:style>
    <style:style style:name="Tabla15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5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5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5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5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5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2" style:family="table">
      <style:table-properties style:width="16.517cm" fo:margin-left="0.007cm" fo:margin-top="0cm" fo:margin-bottom="0cm" table:align="left" style:writing-mode="lr-tb"/>
    </style:style>
    <style:style style:name="Tabla2.A" style:family="table-column">
      <style:table-column-properties style:column-width="2.097cm"/>
    </style:style>
    <style:style style:name="Tabla2.B" style:family="table-column">
      <style:table-column-properties style:column-width="3.406cm"/>
    </style:style>
    <style:style style:name="Tabla2.C" style:family="table-column">
      <style:table-column-properties style:column-width="5.503cm"/>
    </style:style>
    <style:style style:name="Tabla2.D" style:family="table-column">
      <style:table-column-properties style:column-width="5.51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2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2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2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2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2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808080" style:font-name="Tahoma" fo:font-size="10pt" style:font-size-asian="10pt" style:font-size-complex="10pt"/>
    </style:style>
    <style:style style:name="P2" style:family="paragraph" style:parent-style-name="Table_20_Contents">
      <style:text-properties fo:color="#808080" style:font-name="Tahoma" fo:font-size="10pt" fo:language="es" fo:country="CO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3" style:family="paragraph" style:parent-style-name="Table_20_Contents">
      <style:text-properties fo:color="#808080" style:font-name="Tahoma" fo:font-size="10pt" fo:language="es" fo:country="CO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P4" style:family="paragraph" style:parent-style-name="Table_20_Contents">
      <style:text-properties fo:color="#808080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color="#808080" fo:font-size="10pt" officeooo:rsid="00b1702e" officeooo:paragraph-rsid="00b1702e" style:font-size-asian="10pt" style:font-size-complex="10pt"/>
    </style:style>
    <style:style style:name="P6" style:family="paragraph" style:parent-style-name="Table_20_Contents">
      <style:text-properties fo:color="#808080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cccccc" officeooo:paragraph-rsid="00b654f2"/>
    </style:style>
    <style:style style:name="P8" style:family="paragraph" style:parent-style-name="Table_20_Contents">
      <style:paragraph-properties fo:text-align="center" style:justify-single-word="false"/>
      <style:text-properties fo:color="#cccccc" officeooo:rsid="00b7ded0" officeooo:paragraph-rsid="00b7ded0"/>
    </style:style>
    <style:style style:name="P9" style:family="paragraph" style:parent-style-name="Table_20_Contents">
      <style:paragraph-properties fo:text-align="center" style:justify-single-word="false"/>
      <style:text-properties fo:color="#cccccc" officeooo:rsid="00b80c3c" officeooo:paragraph-rsid="00b80c3c"/>
    </style:style>
    <style:style style:name="P10" style:family="paragraph" style:parent-style-name="Table_20_Contents">
      <style:paragraph-properties fo:text-align="center" style:justify-single-word="false"/>
      <style:text-properties officeooo:paragraph-rsid="00b654f2"/>
    </style:style>
    <style:style style:name="P11" style:family="paragraph" style:parent-style-name="Table_20_Contents">
      <style:paragraph-properties fo:text-align="center" style:justify-single-word="false"/>
      <style:text-properties officeooo:rsid="00b654f2" officeooo:paragraph-rsid="00b654f2"/>
    </style:style>
    <style:style style:name="P12" style:family="paragraph" style:parent-style-name="Table_20_Contents">
      <style:text-properties officeooo:rsid="00b7ded0" officeooo:paragraph-rsid="00b7ded0"/>
    </style:style>
    <style:style style:name="P13" style:family="paragraph" style:parent-style-name="Table_20_Contents">
      <style:paragraph-properties fo:text-align="center" style:justify-single-word="false"/>
      <style:text-properties officeooo:rsid="00b80c3c" officeooo:paragraph-rsid="00b80c3c"/>
    </style:style>
    <style:style style:name="P14" style:family="paragraph" style:parent-style-name="Table_20_Contents">
      <style:paragraph-properties fo:text-align="start" style:justify-single-word="false"/>
      <style:text-properties officeooo:rsid="00bae46f" officeooo:paragraph-rsid="00bae46f"/>
    </style:style>
    <style:style style:name="P15" style:family="paragraph" style:parent-style-name="Table_20_Contents">
      <style:paragraph-properties fo:text-align="center" style:justify-single-word="false"/>
      <style:text-properties officeooo:rsid="00bae46f" officeooo:paragraph-rsid="00bae46f"/>
    </style:style>
    <style:style style:name="P16" style:family="paragraph" style:parent-style-name="Table_20_Contents">
      <style:paragraph-properties fo:text-align="start" style:justify-single-word="false"/>
      <style:text-properties fo:color="#007826" fo:font-size="8pt" officeooo:rsid="00bdb7ca" officeooo:paragraph-rsid="00bdb7ca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fo:color="#007826" fo:font-size="8pt" officeooo:rsid="00beb2af" officeooo:paragraph-rsid="00beb2af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fo:color="#007826" officeooo:rsid="00beb2af" officeooo:paragraph-rsid="00beb2af"/>
    </style:style>
    <style:style style:name="P19" style:family="paragraph" style:parent-style-name="Table_20_Contents">
      <style:paragraph-properties fo:text-align="center" style:justify-single-word="false"/>
      <style:text-properties officeooo:rsid="00beb2af" officeooo:paragraph-rsid="00beb2af"/>
    </style:style>
    <style:style style:name="P20" style:family="paragraph" style:parent-style-name="Table_20_Contents">
      <style:paragraph-properties fo:text-align="start" style:justify-single-word="false"/>
      <style:text-properties officeooo:rsid="00beb2af" officeooo:paragraph-rsid="00beb2af"/>
    </style:style>
    <style:style style:name="P21" style:family="paragraph" style:parent-style-name="Table_20_Contents">
      <style:paragraph-properties fo:text-align="start" style:justify-single-word="false"/>
      <style:text-properties officeooo:rsid="00c19125" officeooo:paragraph-rsid="00c19125"/>
    </style:style>
    <style:style style:name="P22" style:family="paragraph" style:parent-style-name="Table_20_Contents">
      <style:paragraph-properties fo:text-align="center" style:justify-single-word="false"/>
      <style:text-properties officeooo:rsid="00c19125" officeooo:paragraph-rsid="00c19125"/>
    </style:style>
    <style:style style:name="P23" style:family="paragraph" style:parent-style-name="Header">
      <style:paragraph-properties fo:text-align="center" style:justify-single-word="false"/>
    </style:style>
    <style:style style:name="P24" style:family="paragraph" style:parent-style-name="Header">
      <style:paragraph-properties>
        <style:tab-stops>
          <style:tab-stop style:position="1.799cm"/>
          <style:tab-stop style:position="7.795cm" style:type="center"/>
          <style:tab-stop style:position="8.255cm" style:type="center"/>
          <style:tab-stop style:position="15.589cm" style:type="right"/>
        </style:tab-stops>
      </style:paragraph-properties>
      <style:text-properties fo:font-size="7pt" style:font-size-asian="7pt"/>
    </style:style>
    <style:style style:name="P25" style:family="paragraph" style:parent-style-name="Header">
      <style:paragraph-properties fo:text-align="center" style:justify-single-word="false"/>
      <style:text-properties fo:font-size="7pt" style:font-size-asian="7pt"/>
    </style:style>
    <style:style style:name="P26" style:family="paragraph" style:parent-style-name="Footer">
      <style:paragraph-properties fo:text-align="end" style:justify-single-word="false"/>
    </style:style>
    <style:style style:name="P27" style:family="paragraph" style:parent-style-name="Footer">
      <style:paragraph-properties>
        <style:tab-stops>
          <style:tab-stop style:position="7.325cm" style:type="center"/>
          <style:tab-stop style:position="7.795cm" style:type="center"/>
          <style:tab-stop style:position="14.651cm" style:type="right"/>
          <style:tab-stop style:position="15.589cm" style:type="right"/>
        </style:tab-stops>
      </style:paragraph-properties>
      <style:text-properties fo:font-size="9pt" style:font-size-asian="9pt"/>
    </style:style>
    <style:style style:name="P28" style:family="paragraph" style:parent-style-name="Footer">
      <style:paragraph-properties>
        <style:tab-stops>
          <style:tab-stop style:position="7.325cm" style:type="center"/>
          <style:tab-stop style:position="7.795cm" style:type="center"/>
          <style:tab-stop style:position="14.651cm" style:type="right"/>
          <style:tab-stop style:position="15.589cm" style:type="right"/>
        </style:tab-stops>
      </style:paragraph-properties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b654f2"/>
    </style:style>
    <style:style style:name="P31" style:family="paragraph" style:parent-style-name="Standard">
      <style:text-properties style:font-name="Tahoma"/>
    </style:style>
    <style:style style:name="P32" style:family="paragraph" style:parent-style-name="Standard">
      <style:text-properties style:font-name="Tahoma" fo:language="es" fo:country="ES" style:font-name-complex="Tahoma2"/>
    </style:style>
    <style:style style:name="P33" style:family="paragraph" style:parent-style-name="Standard">
      <style:text-properties style:font-name="Tahoma" fo:font-size="11pt" fo:language="es" fo:country="ES" fo:font-weight="bold" style:font-size-asian="11pt" style:font-weight-asian="bold" style:font-name-complex="Tahoma2" style:font-size-complex="11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1pt" fo:language="es" fo:country="ES" fo:font-weight="bold" style:font-size-asian="11pt" style:font-weight-asian="bold" style:font-name-complex="Tahoma2" style:font-size-complex="11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font-size="11pt" fo:language="es" fo:country="ES" fo:font-weight="bold" style:font-size-asian="11pt" style:font-weight-asian="bold" style:font-name-complex="Tahoma2" style:font-size-complex="11pt" style:font-weight-complex="bold"/>
    </style:style>
    <style:style style:name="P36" style:family="paragraph" style:parent-style-name="Standard">
      <style:paragraph-properties fo:text-align="center" style:justify-single-word="false"/>
      <style:text-properties officeooo:paragraph-rsid="00b1702e"/>
    </style:style>
    <style:style style:name="P37" style:family="paragraph" style:parent-style-name="Standard">
      <style:paragraph-properties fo:text-align="justify" style:justify-single-word="false"/>
      <style:text-properties officeooo:rsid="00c62ac0" officeooo:paragraph-rsid="00c62ac0"/>
    </style:style>
    <style:style style:name="P38" style:family="paragraph" style:parent-style-name="Standard">
      <style:paragraph-properties fo:margin-left="0.751cm" fo:margin-right="0cm" fo:text-align="justify" style:justify-single-word="false" fo:text-indent="0cm" style:auto-text-indent="false"/>
    </style:style>
    <style:style style:name="P39" style:family="paragraph" style:parent-style-name="Heading_20_1">
      <style:paragraph-properties fo:text-align="center" style:justify-single-word="false"/>
    </style:style>
    <style:style style:name="P40" style:family="paragraph" style:parent-style-name="Caption">
      <style:text-properties officeooo:paragraph-rsid="00b654f2"/>
    </style:style>
    <style:style style:name="P41" style:family="paragraph" style:parent-style-name="Table">
      <style:paragraph-properties fo:keep-with-next="always"/>
      <style:text-properties officeooo:paragraph-rsid="00b654f2"/>
    </style:style>
    <style:style style:name="P4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hyphenate="false" fo:hyphenation-remain-char-count="2" fo:hyphenation-push-char-count="2"/>
    </style:style>
    <style:style style:name="P43" style:family="paragraph" style:parent-style-name="Table_20_index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44" style:family="paragraph" style:parent-style-name="Caption">
      <style:text-properties officeooo:paragraph-rsid="00cd596a"/>
    </style:style>
    <style:style style:name="P45" style:family="paragraph" style:parent-style-name="Standard">
      <style:paragraph-properties fo:text-align="justify" style:justify-single-word="false"/>
      <style:text-properties officeooo:rsid="00c6ab0d" officeooo:paragraph-rsid="00c6ab0d"/>
    </style:style>
    <style:style style:name="P46" style:family="paragraph" style:parent-style-name="Standard">
      <style:paragraph-properties fo:text-align="justify" style:justify-single-word="false"/>
      <style:text-properties officeooo:paragraph-rsid="00cd596a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paragraph-rsid="00b654f2" fo:hyphenate="false" fo:hyphenation-remain-char-count="2" fo:hyphenation-push-char-count="2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paragraph-rsid="00cd596a" fo:hyphenate="false" fo:hyphenation-remain-char-count="2" fo:hyphenation-push-char-count="2"/>
    </style:style>
    <style:style style:name="P4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officeooo:paragraph-rsid="00cd596a" fo:hyphenate="false" fo:hyphenation-remain-char-count="2" fo:hyphenation-push-char-count="2"/>
    </style:style>
    <style:style style:name="P50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0cd596a"/>
    </style:style>
    <style:style style:name="P51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0b3a476"/>
    </style:style>
    <style:style style:name="P52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0cd596a"/>
    </style:style>
    <style:style style:name="P53" style:family="paragraph" style:parent-style-name="Contents_20_Heading" style:master-page-name="Converted2">
      <style:paragraph-properties fo:text-align="center" style:justify-single-word="false" style:page-number="auto"/>
      <style:text-properties fo:language="es" fo:country="ES"/>
    </style:style>
    <style:style style:name="P54" style:family="paragraph" style:parent-style-name="Title" style:master-page-name="Standard">
      <style:paragraph-properties fo:text-align="center" style:justify-single-word="false" style:page-number="auto"/>
      <style:text-properties fo:language="es" fo:country="ES" style:font-name-complex="Tahoma2"/>
    </style:style>
    <style:style style:name="P55" style:family="paragraph" style:parent-style-name="Table_20_Contents">
      <style:paragraph-properties fo:text-align="center" style:justify-single-word="false"/>
      <style:text-properties fo:color="#808080" fo:font-size="10pt" officeooo:rsid="00b1702e" officeooo:paragraph-rsid="00ca4819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officeooo:rsid="00bae46f" officeooo:paragraph-rsid="00cbe626"/>
    </style:style>
    <style:style style:name="P57" style:family="paragraph" style:parent-style-name="Table_20_Contents">
      <style:paragraph-properties fo:text-align="start" style:justify-single-word="false"/>
      <style:text-properties officeooo:rsid="00bae46f" officeooo:paragraph-rsid="00cd596a"/>
    </style:style>
    <style:style style:name="P58" style:family="paragraph" style:parent-style-name="Table_20_Contents">
      <style:paragraph-properties fo:text-align="center" style:justify-single-word="false"/>
      <style:text-properties officeooo:rsid="00bae46f" officeooo:paragraph-rsid="00cd596a"/>
    </style:style>
    <style:style style:name="P59" style:family="paragraph" style:parent-style-name="Table_20_Contents">
      <style:paragraph-properties fo:text-align="start" style:justify-single-word="false"/>
      <style:text-properties officeooo:rsid="00beb2af" officeooo:paragraph-rsid="00cbe626"/>
    </style:style>
    <style:style style:name="P60" style:family="paragraph" style:parent-style-name="Table_20_Contents">
      <style:paragraph-properties fo:text-align="start" style:justify-single-word="false"/>
      <style:text-properties officeooo:rsid="00beb2af" officeooo:paragraph-rsid="00cd596a"/>
    </style:style>
    <style:style style:name="P61" style:family="paragraph" style:parent-style-name="Table_20_Contents">
      <style:paragraph-properties fo:text-align="center" style:justify-single-word="false"/>
      <style:text-properties officeooo:rsid="00beb2af" officeooo:paragraph-rsid="00cd596a"/>
    </style:style>
    <style:style style:name="P62" style:family="paragraph" style:parent-style-name="Table_20_Contents">
      <style:paragraph-properties fo:text-align="center" style:justify-single-word="false"/>
      <style:text-properties fo:color="#cccccc" officeooo:paragraph-rsid="00cd596a"/>
    </style:style>
    <style:style style:name="P63" style:family="paragraph" style:parent-style-name="Table_20_Contents">
      <style:paragraph-properties fo:text-align="center" style:justify-single-word="false"/>
      <style:text-properties fo:color="#cccccc" officeooo:rsid="00b7ded0" officeooo:paragraph-rsid="00cd596a"/>
    </style:style>
    <style:style style:name="P64" style:family="paragraph" style:parent-style-name="Table_20_Contents">
      <style:paragraph-properties fo:text-align="center" style:justify-single-word="false"/>
      <style:text-properties fo:color="#cccccc" officeooo:rsid="00b80c3c" officeooo:paragraph-rsid="00cd596a"/>
    </style:style>
    <style:style style:name="P65" style:family="paragraph" style:parent-style-name="Table_20_Contents">
      <style:paragraph-properties fo:text-align="center" style:justify-single-word="false"/>
      <style:text-properties officeooo:paragraph-rsid="00cd596a"/>
    </style:style>
    <style:style style:name="P66" style:family="paragraph" style:parent-style-name="Table_20_Contents">
      <style:paragraph-properties fo:text-align="center" style:justify-single-word="false"/>
      <style:text-properties officeooo:rsid="00b654f2" officeooo:paragraph-rsid="00cd596a"/>
    </style:style>
    <style:style style:name="P67" style:family="paragraph" style:parent-style-name="Table_20_Contents">
      <style:text-properties officeooo:rsid="00b7ded0" officeooo:paragraph-rsid="00cd596a"/>
    </style:style>
    <style:style style:name="P68" style:family="paragraph" style:parent-style-name="Table_20_Contents">
      <style:paragraph-properties fo:text-align="center" style:justify-single-word="false"/>
      <style:text-properties officeooo:rsid="00b80c3c" officeooo:paragraph-rsid="00cd596a"/>
    </style:style>
    <style:style style:name="P69" style:family="paragraph" style:parent-style-name="Table_20_Contents">
      <style:paragraph-properties fo:text-align="start" style:justify-single-word="false"/>
      <style:text-properties fo:color="#007826" fo:font-size="8pt" officeooo:rsid="00bdb7ca" officeooo:paragraph-rsid="00cd596a" style:font-size-asian="8pt" style:font-size-complex="8pt"/>
    </style:style>
    <style:style style:name="P70" style:family="paragraph" style:parent-style-name="Table_20_Contents">
      <style:paragraph-properties fo:text-align="start" style:justify-single-word="false"/>
      <style:text-properties fo:color="#007826" fo:font-size="8pt" officeooo:rsid="00beb2af" officeooo:paragraph-rsid="00cd596a" style:font-size-asian="8pt" style:font-size-complex="8pt"/>
    </style:style>
    <style:style style:name="P71" style:family="paragraph" style:parent-style-name="Table_20_Contents">
      <style:paragraph-properties fo:text-align="start" style:justify-single-word="false"/>
      <style:text-properties fo:color="#007826" officeooo:rsid="00beb2af" officeooo:paragraph-rsid="00cd596a"/>
    </style:style>
    <style:style style:name="P72" style:family="paragraph" style:parent-style-name="Table_20_Contents">
      <style:paragraph-properties fo:text-align="start" style:justify-single-word="false"/>
      <style:text-properties officeooo:rsid="00c19125" officeooo:paragraph-rsid="00cd596a"/>
    </style:style>
    <style:style style:name="P73" style:family="paragraph" style:parent-style-name="Table_20_Contents">
      <style:paragraph-properties fo:text-align="center" style:justify-single-word="false"/>
      <style:text-properties officeooo:rsid="00c19125" officeooo:paragraph-rsid="00cd596a"/>
    </style:style>
    <style:style style:name="P74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75" style:family="paragraph" style:parent-style-name="Table">
      <style:paragraph-properties fo:keep-with-next="always"/>
      <style:text-properties officeooo:paragraph-rsid="00cd596a"/>
    </style:style>
    <style:style style:name="T1" style:family="text">
      <style:text-properties fo:language="es" fo:country="ES" officeooo:rsid="00b1702e" style:font-name-complex="Tahoma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b1702e"/>
    </style:style>
    <style:style style:name="T4" style:family="text">
      <style:text-properties officeooo:rsid="00b2e7f8"/>
    </style:style>
    <style:style style:name="T5" style:family="text">
      <style:text-properties officeooo:rsid="00b574c2"/>
    </style:style>
    <style:style style:name="T6" style:family="text">
      <style:text-properties officeooo:rsid="00b654f2"/>
    </style:style>
    <style:style style:name="T7" style:family="text">
      <style:text-properties officeooo:rsid="00bae46f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officeooo:rsid="00bcd7a1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officeooo:rsid="00c884ef"/>
    </style:style>
    <style:style style:name="T13" style:family="text">
      <style:text-properties officeooo:rsid="00cbe626"/>
    </style:style>
    <style:style style:name="T14" style:family="text">
      <style:text-properties officeooo:rsid="00cd596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TALENTOS PARA EL EMPLEO</text:p>
      <text:p text:style-name="P36"><text:span text:style-name="Subtle_20_Emphasis"><text:span text:style-name="T1">Paso a producción</text:span></text:span></text:p>
      <text:p text:style-name="P32"><text:span text:style-name="Subtle_20_Emphasis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4">ELABORADO POR:</text:p>
      <text:p text:style-name="P34">JHONY ALEXANDER ROCHA AVENDAÑO</text:p>
      <text:p text:style-name="P34">Contratista de Desarrollo</text:p>
      <text:p text:style-name="P33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>Subdirección de Desarrollo y Tecnología</text:p>
      <text:p text:style-name="P35">Unidad Administrativa Especial del Servicio Público de Empleo</text:p>
      <text:p text:style-name="P35">BOGOTÁ D.C., AGOSTO 24 DE 2015</text:p>
      <text:p text:style-name="P53">CONTENIDO</text:p>
      <text:p text:style-name="Standard"/>
      <text:table-of-content text:style-name="Sect1" text:protected="true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4"><text:a xlink:type="simple" xlink:href="#__RefHeading__749_2041396739">Introducción<text:tab/>3</text:a></text:p>
          <text:p text:style-name="P74"><text:a xlink:type="simple" xlink:href="#__RefHeading__751_2041396739">1.Versión 001. Implementación del Proyecto<text:tab/>4</text:a></text:p>
          <text:p text:style-name="P74"><text:a xlink:type="simple" xlink:href="#__RefHeading__529_1167730872">2.Versión 002. Actualización del Proyecto<text:tab/>6</text:a></text:p>
        </text:index-body>
      </text:table-of-content>
      <text:p text:style-name="P31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  <text:p text:style-name="P43">Tabla 1: Paso a producción Versión 0001.<text:tab/>4</text:p>
        </text:index-body>
      </text:table-index>
      <text:p text:style-name="P31"/>
      <text:p text:style-name="Standard"/>
      <text:h text:style-name="P39" text:outline-level="1"><text:bookmark text:name="_Toc299642515"/><text:bookmark-start text:name="__RefHeading__749_2041396739"/>Introducción<text:bookmark-end text:name="__RefHeading__749_2041396739"/></text:h>
      <text:p text:style-name="P29"/>
      <text:p text:style-name="P29">En el presente documento se describirá <text:span text:style-name="T3">el paso a paso a producción</text:span> del Sistema de Información “Talentos para el Empleo” <text:span text:style-name="T3">en cada una de sus actualizaciones y/o versiones</text:span>. Est<text:span text:style-name="T3">a</text:span>s <text:span text:style-name="T3">actualizaciones</text:span> son el resultado de l<text:span text:style-name="T4">a</text:span> <text:span text:style-name="T4">etapa</text:span> de <text:span text:style-name="T3">Desarrollo</text:span>, realizado de acuerdo a las necesidades del negocio.</text:p>
      <text:p text:style-name="P29"/>
      <text:p text:style-name="P37">En algunas ocasiones dentro de los pasos a producción se mencionará<text:span text:style-name="T12">n</text:span> algunos documentos o archivos externos al presente documento. Estos documentos o archivos externos se encontrarán debidamente nombrados y ordenados dentro de la carpeta correspondiente de la versión del paso a paso.</text:p>
      <text:p text:style-name="P37"/>
      <text:p text:style-name="P37">Cada carpeta tendrá como nombre la fecha en que se realizó la puesta en producción, con el formato “YYYY-MM-DD”, y después contendrá el número de la versión del proyecto, quedando de la siguiente manera “YYYY-MM-DD-XXX”, donde “XXX” corresponde al número de la versión.</text:p>
      <text:p text:style-name="P37"/>
      <text:p text:style-name="P37">Además, en cada carpeta se encuentra una carpeta con las modificaciones a realizar, la cual llamaremos “1-Ajustes”, y dentro de ella se encuentran dos carpetas, la primera con las actualizaciones al proyecto WEB “APP” y la segunda con las actualizaciones sobre la base de datos “BD”. <text:s text:c="3"/></text:p>
      <text:p text:style-name="P37"/>
      <text:p text:style-name="P45">Así mismo, aparte de la carpeta “1-Ajustes”, también se encuentra una carpeta para almacenar una copia de seguridad del proyecto y base de datos, la cual llamaremos “2-Actualizado”, después de haberse implementado las actualizaciones. En esta carpeta se encontrarán las carpetas “BD” y “APP”.</text:p>
      <text:list xml:id="list8948596964463368143" text:style-name="WWNum1">
        <text:list-item>
          <text:h text:style-name="P51" text:outline-level="1"><text:bookmark-start text:name="__RefHeading__751_2041396739"/>Versión 001. Implementación del Proyecto<text:bookmark-end text:name="__RefHeading__751_2041396739"/></text:h>
        </text:list-item>
      </text:list>
      <text:p text:style-name="P38"/>
      <text:p text:style-name="P42"><text:span text:style-name="T5">En esta primera versión se instaló, configuró y se puso en marcha el módulo de matrícula</text:span>. <text:span text:style-name="T5">Para su implementación se realizaron los siguientes pasos:</text:span></text:p>
      <text:p text:style-name="P30"/>
      <text:p text:style-name="P41"><text:span text:style-name="T2">Tabla </text:span><text:span text:style-name="T2"><text:sequence text:ref-name="refTable0" text:name="Table" text:formula="ooow:Table+1" style:num-format="1">1</text:sequence></text:span><text:span text:style-name="T2">: </text:span><text:span text:style-name="T10">Paso a producción Versión 0001</text:span>.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 table:style-name="Tabla15.1">
          <table:table-cell table:style-name="Tabla15.A1" table:number-columns-spanned="2" office:value-type="string">
            <text:p text:style-name="P7">ID <text:span text:style-name="T10">PP</text:span></text:p>
          </table:table-cell>
          <table:covered-table-cell/>
          <table:table-cell table:style-name="Tabla15.A1" office:value-type="string">
            <text:p text:style-name="P7">Fecha</text:p>
          </table:table-cell>
          <table:table-cell table:style-name="Tabla15.D1" office:value-type="string">
            <text:p text:style-name="P7"><text:span text:style-name="T6">Ejecutado</text:span> por</text:p>
          </table:table-cell>
        </table:table-row>
        <table:table-row table:style-name="Tabla15.1">
          <table:table-cell table:style-name="Tabla15.A2" table:number-columns-spanned="2" office:value-type="string">
            <text:p text:style-name="P10"><text:span text:style-name="T6">PP</text:span>-0001</text:p>
          </table:table-cell>
          <table:covered-table-cell/>
          <table:table-cell table:style-name="Tabla15.A2" office:value-type="string">
            <text:p text:style-name="P10"><text:span text:style-name="T7">13</text:span> de <text:span text:style-name="T7">Abril</text:span> de 2015</text:p>
          </table:table-cell>
          <table:table-cell table:style-name="Tabla15.D2" office:value-type="string">
            <text:p text:style-name="P11">Lucero Vivas</text:p>
          </table:table-cell>
        </table:table-row>
        <table:table-row table:style-name="Tabla15.1">
          <table:table-cell table:style-name="Tabla15.D1" table:number-columns-spanned="4" office:value-type="string">
            <text:p text:style-name="P8">Objetivo</text:p>
          </table:table-cell>
          <table:covered-table-cell/>
          <table:covered-table-cell/>
          <table:covered-table-cell/>
        </table:table-row>
        <table:table-row table:style-name="Tabla15.1">
          <table:table-cell table:style-name="Tabla15.D2" table:number-columns-spanned="4" office:value-type="string">
            <text:p text:style-name="P12">Instalar, configurar y poner en marcha el módulo de matrícula del proyecto Talentos para el Empleo.</text:p>
          </table:table-cell>
          <table:covered-table-cell/>
          <table:covered-table-cell/>
          <table:covered-table-cell/>
        </table:table-row>
        <table:table-row table:style-name="Tabla15.1">
          <table:table-cell table:style-name="Tabla15.D1" table:number-columns-spanned="4" office:value-type="string">
            <text:p text:style-name="P9">Pasos</text:p>
          </table:table-cell>
          <table:covered-table-cell/>
          <table:covered-table-cell/>
          <table:covered-table-cell/>
        </table:table-row>
        <table:table-row table:style-name="Tabla15.1">
          <table:table-cell table:style-name="Tabla15.A1" office:value-type="string">
            <text:p text:style-name="P9">No.</text:p>
          </table:table-cell>
          <table:table-cell table:style-name="Tabla15.D1" table:number-columns-spanned="3" office:value-type="string">
            <text:p text:style-name="P9">Descripción</text:p>
          </table:table-cell>
          <table:covered-table-cell/>
          <table:covered-table-cell/>
        </table:table-row>
        <table:table-row table:style-name="Tabla15.1">
          <table:table-cell table:style-name="Tabla15.A2" office:value-type="string">
            <text:p text:style-name="P13">1</text:p>
          </table:table-cell>
          <table:table-cell table:style-name="Tabla15.D2" table:number-columns-spanned="3" office:value-type="string">
            <text:p text:style-name="P14">Restaurar copia de seguridad de las base de datos SPE_AS_DB y SPE_FormacionTrabajo con los datos iniciales del proyecto Talentos para el empleo. 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5">2</text:p>
          </table:table-cell>
          <table:table-cell table:style-name="Tabla15.B8" table:number-columns-spanned="3" office:value-type="string">
            <text:p text:style-name="P14">Crear un usuario administrador de las bases de datos restauradas llamado redempleo con clave <text:span text:style-name="T8">Unidad2015*</text:span><text:span text:style-name="T9">.</text:span>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5">3</text:p>
          </table:table-cell>
          <table:table-cell table:style-name="Tabla15.B8" table:number-columns-spanned="3" office:value-type="string">
            <text:p text:style-name="P14">Asignar permisos al usuario redempleo de lectura, escritura y propietario.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5">4</text:p>
          </table:table-cell>
          <table:table-cell table:style-name="Tabla15.B8" table:number-columns-spanned="3" office:value-type="string">
            <text:p text:style-name="P14">Configurar el proyecto Web en el IIS “Internet Information Services”. 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5">5</text:p>
          </table:table-cell>
          <table:table-cell table:style-name="Tabla15.B8" table:number-columns-spanned="3" office:value-type="string">
            <text:p text:style-name="P56">Actualizar la cadena de conexión a la base de datos. <text:span text:style-name="T13">Archivo: Web.config</text:span></text:p>
            <text:p text:style-name="P16">&lt;connectionStrings&gt;</text:p>
            <text:p text:style-name="P16"><text:s text:c="4"/>&lt;add name="AppServices" connectionString="Server=MinTrab19.mintrabajo.loc\SQLSVR2012;Database=SPE_AS_DB;persist security info=True;User Id=redempleo;Password=Unidad2015*;" providerName="System.Data.SqlClient" /&gt;</text:p>
            <text:p text:style-name="P16"/>
            <text:p text:style-name="P16"><text:s text:c="4"/>&lt;add name="FormacionTrabajoConnectionString" connectionString="Data Source=MinTrab19.mintrabajo.loc\SQLSVR2012;Initial Catalog=SPE_FormacionTrabajo;User ID=redempleo;Password=Unidad2015*;MultipleActiveResultSets=True;Application Name=EntityFramework" providerName="System.Data.SqlClient" /&gt;</text:p>
            <text:p text:style-name="P16"><text:s text:c="4"/>&lt;add name="FormacionTrabajoEntities" connectionString="metadata=res://*/ModeloFormacion.csdl|res://*/ModeloFormacion.ssdl|res://*/ModeloFormacion.msl;provider=System.Data.SqlClient;provider connection string=&amp;quot;data source=MinTrab19.mintrabajo.loc\SQLSVR2012;initial catalog=SPE_FormacionTrabajo;user ID=redempleo;password=Unidad2015*;MultipleActiveResultSets=True;App=EntityFramework&amp;quot;" providerName="System.Data.EntityClient" /&gt;</text:p>
            <text:p text:style-name="P16"><text:soft-page-break/></text:p>
            <text:p text:style-name="P16"><text:s text:c="4"/>&lt;add name="MemberShipEntities" connectionString="metadata=res://*/MemberShipModel.csdl|res://*/MemberShipModel.ssdl|res://*/MemberShipModel.msl;provider=System.Data.SqlClient;provider connection string=&amp;quot;data source=MinTrab19.mintrabajo.loc\SQLSVR2012;initial catalog=SPE_AS_DB;user ID=redempleo;password=Unidad2015*;MultipleActiveResultSets=True;App=EntityFramework&amp;quot;" providerName="System.Data.EntityClient" /&gt;</text:p>
            <text:p text:style-name="P16"><text:s text:c="2"/>&lt;/connectionStrings&gt;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9">6</text:p>
          </table:table-cell>
          <table:table-cell table:style-name="Tabla15.B8" table:number-columns-spanned="3" office:value-type="string">
            <text:p text:style-name="P20">Configurar el enrutamiento de la aplicación de acuerdo a la carpeta donde se configuró el proyecto WEB. <text:span text:style-name="T13">Archivo:</text:span> <text:span text:style-name="T13">Web.config</text:span></text:p>
            <text:p text:style-name="P17">&lt;appSettings&gt;</text:p>
            <text:p text:style-name="P17"><text:s text:c="4"/>&lt;add key="RutaServidor" value="/FTTalentosEmpleo/" /&gt;</text:p>
            <text:p text:style-name="P17"><text:s text:c="5"/>...</text:p>
            <text:p text:style-name="P18"><text:span text:style-name="T11">&lt;/appSettings&gt;</text:span> 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9">7</text:p>
          </table:table-cell>
          <table:table-cell table:style-name="Tabla15.B8" table:number-columns-spanned="3" office:value-type="string">
            <text:p text:style-name="P59">Configurar la ruta de almacenamiento de documentos generados y subidos en el aplicativo Talentos para el empleo. <text:span text:style-name="T13">Archivo:</text:span> <text:span text:style-name="T13">Web.config</text:span></text:p>
            <text:p text:style-name="P17">&lt;appSettings&gt;</text:p>
            <text:p text:style-name="P17"><text:s text:c="4"/>...</text:p>
            <text:p text:style-name="P17"><text:s text:c="4"/>&lt;add key="RutaCarpetaElectronica" value="E:\SPEFormacion\CarpetaElectronica\" /&gt;</text:p>
            <text:p text:style-name="P17"><text:s text:c="4"/>&lt;add key="RutaCarpetaElectronicaPersonas" value="E:\SPEFormacion\CarpetaElectronicaPersonas\" /&gt;</text:p>
            <text:p text:style-name="P17"><text:s text:c="4"/>&lt;add key="RutaCarpetaElectronicaCargues" value="E:\SPEFormacion\CarpetaElectronicaCargues\" /&gt;</text:p>
            <text:p text:style-name="P17"><text:s text:c="4"/>&lt;add key="RutaCarpetaElectronicaSeguimiento" value="E:\SPEFormacion\CarpetaElectronicaSeguimiento\" /&gt;</text:p>
            <text:p text:style-name="P17"><text:s text:c="4"/>&lt;add key="RutaCarpetaElectronicaNovedades" value="E:\SPEFormacion\CarpetaElectronicaNovedades\" /&gt;</text:p>
            <text:p text:style-name="P17"><text:s text:c="4"/>&lt;add key="RutaCarpetaElectronicaModulos" value="E:\SPEFormacion\CarpetaElectronicaModulos\" /&gt;</text:p>
            <text:p text:style-name="P17"><text:s text:c="4"/>...</text:p>
            <text:p text:style-name="P18"><text:span text:style-name="T11">&lt;/appSettings&gt;</text:span> 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9">8</text:p>
          </table:table-cell>
          <table:table-cell table:style-name="Tabla15.B8" table:number-columns-spanned="3" office:value-type="string">
            <text:p text:style-name="P21">Compilar el proyecto Talentos para el Empleo con la configuración de los pasos 5, 6 y 7; teniendo conexión a la red donde se encuentra el servidor de base de datos.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22">9</text:p>
          </table:table-cell>
          <table:table-cell table:style-name="Tabla15.B8" table:number-columns-spanned="3" office:value-type="string">
            <text:p text:style-name="P21">Detener servicio del IIS correspondiente al proyecto Talentos para el Empleo.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22">10</text:p>
          </table:table-cell>
          <table:table-cell table:style-name="Tabla15.B8" table:number-columns-spanned="3" office:value-type="string">
            <text:p text:style-name="P21">Copiar el proyecto compilado en la carpeta configurada en el IIS dentro del servidor de aplicaciones.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22">11</text:p>
          </table:table-cell>
          <table:table-cell table:style-name="Tabla15.B8" table:number-columns-spanned="3" office:value-type="string">
            <text:p text:style-name="P21">Iniciar nuevamente el servicio del IIS correspondiente al proyecto Talentos para el Empleo.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22">12</text:p>
          </table:table-cell>
          <table:table-cell table:style-name="Tabla15.B8" table:number-columns-spanned="3" office:value-type="string">
            <text:p text:style-name="P21">Direccionar el subdominio becas.serviciodeempleo.gov.co a la dirección http://app2.mintrabajo.gov.co/FTTalentosEmpleo/</text:p>
          </table:table-cell>
          <table:covered-table-cell/>
          <table:covered-table-cell/>
        </table:table-row>
      </table:table>
      <text:p text:style-name="P40"><text:span text:style-name="T2">Fuente: </text:span>Elaboración propia</text:p>
      <text:p text:style-name="P47"/>
      <text:list xml:id="list91151902595709" text:continue-numbering="true" text:style-name="WWNum1">
        <text:list-item>
          <text:h text:style-name="P52" text:outline-level="1"><text:bookmark-start text:name="__RefHeading__529_1167730872"/>Versión 00<text:span text:style-name="T14">2</text:span>. <text:span text:style-name="T14">Actualización</text:span> del Proyecto<text:bookmark-end text:name="__RefHeading__529_1167730872"/></text:h>
        </text:list-item>
      </text:list>
      <text:p text:style-name="P50"/>
      <text:p text:style-name="P49"><text:span text:style-name="T5">En esta primera versión se instaló, configuró y se puso en marcha el módulo de matrícula</text:span>. <text:span text:style-name="T5">Para su implementación se realizaron los siguientes pasos:</text:span></text:p>
      <text:p text:style-name="P46"/>
      <text:p text:style-name="P75"><text:span text:style-name="T2">Tabla </text:span><text:span text:style-name="T2"><text:sequence text:ref-name="refTable1" text:name="Table" text:formula="ooow:Table+1" style:num-format="1">2</text:sequence></text:span><text:span text:style-name="T2">: </text:span><text:span text:style-name="T10">Paso a producción Versión 0001</text:span>.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62">ID <text:span text:style-name="T10">PP</text:span></text:p>
          </table:table-cell>
          <table:covered-table-cell/>
          <table:table-cell table:style-name="Tabla2.A1" office:value-type="string">
            <text:p text:style-name="P62">Fecha</text:p>
          </table:table-cell>
          <table:table-cell table:style-name="Tabla2.D1" office:value-type="string">
            <text:p text:style-name="P62"><text:span text:style-name="T6">Ejecutado</text:span> por</text:p>
          </table:table-cell>
        </table:table-row>
        <table:table-row table:style-name="Tabla2.1">
          <table:table-cell table:style-name="Tabla2.A2" table:number-columns-spanned="2" office:value-type="string">
            <text:p text:style-name="P65"><text:span text:style-name="T6">PP</text:span>-0001</text:p>
          </table:table-cell>
          <table:covered-table-cell/>
          <table:table-cell table:style-name="Tabla2.A2" office:value-type="string">
            <text:p text:style-name="P65"><text:span text:style-name="T7">13</text:span> de <text:span text:style-name="T7">Abril</text:span> de 2015</text:p>
          </table:table-cell>
          <table:table-cell table:style-name="Tabla2.D2" office:value-type="string">
            <text:p text:style-name="P66">Lucero Vivas, Iván Dario Perilla y</text:p>
            <text:p text:style-name="P66">Jhony Alexander Rocha</text:p>
          </table:table-cell>
        </table:table-row>
        <table:table-row table:style-name="Tabla2.1">
          <table:table-cell table:style-name="Tabla2.D1" table:number-columns-spanned="4" office:value-type="string">
            <text:p text:style-name="P63">Objetivo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D2" table:number-columns-spanned="4" office:value-type="string">
            <text:p text:style-name="P67">Instalar, configurar y poner en marcha el módulo de matrícula del proyecto Talentos para el Empleo.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D1" table:number-columns-spanned="4" office:value-type="string">
            <text:p text:style-name="P64">Pasos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64">No.</text:p>
          </table:table-cell>
          <table:table-cell table:style-name="Tabla2.D1" table:number-columns-spanned="3" office:value-type="string">
            <text:p text:style-name="P64">Descripción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68">1</text:p>
          </table:table-cell>
          <table:table-cell table:style-name="Tabla2.D2" table:number-columns-spanned="3" office:value-type="string">
            <text:p text:style-name="P57">Restaurar copia de seguridad de las base de datos SPE_AS_DB y SPE_FormacionTrabajo con los datos iniciales del proyecto Talentos para el empleo. </text:p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58">2</text:p>
          </table:table-cell>
          <table:table-cell table:style-name="Tabla2.B8" table:number-columns-spanned="3" office:value-type="string">
            <text:p text:style-name="P57">Crear un usuario administrador de las bases de datos restauradas llamado redempleo con clave <text:span text:style-name="T8">Unidad2015*</text:span><text:span text:style-name="T9">.</text:span></text:p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58">3</text:p>
          </table:table-cell>
          <table:table-cell table:style-name="Tabla2.B8" table:number-columns-spanned="3" office:value-type="string">
            <text:p text:style-name="P57">Asignar permisos al usuario redempleo de lectura, escritura y propietario.</text:p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58">4</text:p>
          </table:table-cell>
          <table:table-cell table:style-name="Tabla2.B8" table:number-columns-spanned="3" office:value-type="string">
            <text:p text:style-name="P57">Configurar el proyecto Web en el IIS “Internet Information Services”. </text:p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58">5</text:p>
          </table:table-cell>
          <table:table-cell table:style-name="Tabla2.B8" table:number-columns-spanned="3" office:value-type="string">
            <text:p text:style-name="P57">Actualizar la cadena de conexión a la base de datos. <text:span text:style-name="T13">Archivo: Web.config</text:span></text:p>
            <text:p text:style-name="P69">&lt;connectionStrings&gt;</text:p>
            <text:p text:style-name="P69"><text:s text:c="4"/>&lt;add name="AppServices" connectionString="Server=MinTrab19.mintrabajo.loc\SQLSVR2012;Database=SPE_AS_DB;persist security info=True;User Id=redempleo;Password=Unidad2015*;" providerName="System.Data.SqlClient" /&gt;</text:p>
            <text:p text:style-name="P69"/>
            <text:p text:style-name="P69"><text:s text:c="4"/>&lt;add name="FormacionTrabajoConnectionString" connectionString="Data Source=MinTrab19.mintrabajo.loc\SQLSVR2012;Initial Catalog=SPE_FormacionTrabajo;User ID=redempleo;Password=Unidad2015*;MultipleActiveResultSets=True;Application Name=EntityFramework" providerName="System.Data.SqlClient" /&gt;</text:p>
            <text:p text:style-name="P69"><text:s text:c="4"/>&lt;add name="FormacionTrabajoEntities" connectionString="metadata=res://*/ModeloFormacion.csdl|res://*/ModeloFormacion.ssdl|res://*/ModeloFormacion.msl;provider=System.Data.SqlClient;provider connection string=&amp;quot;data source=MinTrab19.mintrabajo.loc\SQLSVR2012;initial catalog=SPE_FormacionTrabajo;user <text:soft-page-break/>ID=redempleo;password=Unidad2015*;MultipleActiveResultSets=True;App=EntityFramework&amp;quot;" providerName="System.Data.EntityClient" /&gt;</text:p>
            <text:p text:style-name="P69"/>
            <text:p text:style-name="P69"><text:s text:c="4"/>&lt;add name="MemberShipEntities" connectionString="metadata=res://*/MemberShipModel.csdl|res://*/MemberShipModel.ssdl|res://*/MemberShipModel.msl;provider=System.Data.SqlClient;provider connection string=&amp;quot;data source=MinTrab19.mintrabajo.loc\SQLSVR2012;initial catalog=SPE_AS_DB;user ID=redempleo;password=Unidad2015*;MultipleActiveResultSets=True;App=EntityFramework&amp;quot;" providerName="System.Data.EntityClient" /&gt;</text:p>
            <text:p text:style-name="P69"><text:s text:c="2"/>&lt;/connectionStrings&gt;</text:p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61">6</text:p>
          </table:table-cell>
          <table:table-cell table:style-name="Tabla2.B8" table:number-columns-spanned="3" office:value-type="string">
            <text:p text:style-name="P60">Configurar el enrutamiento de la aplicación de acuerdo a la carpeta donde se configuró el proyecto WEB. <text:span text:style-name="T13">Archivo:</text:span> <text:span text:style-name="T13">Web.config</text:span></text:p>
            <text:p text:style-name="P70">&lt;appSettings&gt;</text:p>
            <text:p text:style-name="P70"><text:s text:c="4"/>&lt;add key="RutaServidor" value="/FTTalentosEmpleo/" /&gt;</text:p>
            <text:p text:style-name="P70"><text:s text:c="5"/>...</text:p>
            <text:p text:style-name="P71"><text:span text:style-name="T11">&lt;/appSettings&gt;</text:span> </text:p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61">7</text:p>
          </table:table-cell>
          <table:table-cell table:style-name="Tabla2.B8" table:number-columns-spanned="3" office:value-type="string">
            <text:p text:style-name="P60">Configurar la ruta de almacenamiento de documentos generados y subidos en el aplicativo Talentos para el empleo. <text:span text:style-name="T13">Archivo:</text:span> <text:span text:style-name="T13">Web.config</text:span></text:p>
            <text:p text:style-name="P70">&lt;appSettings&gt;</text:p>
            <text:p text:style-name="P70"><text:s text:c="4"/>...</text:p>
            <text:p text:style-name="P70"><text:s text:c="4"/>&lt;add key="RutaCarpetaElectronica" value="E:\SPEFormacion\CarpetaElectronica\" /&gt;</text:p>
            <text:p text:style-name="P70"><text:s text:c="4"/>&lt;add key="RutaCarpetaElectronicaPersonas" value="E:\SPEFormacion\CarpetaElectronicaPersonas\" /&gt;</text:p>
            <text:p text:style-name="P70"><text:s text:c="4"/>&lt;add key="RutaCarpetaElectronicaCargues" value="E:\SPEFormacion\CarpetaElectronicaCargues\" /&gt;</text:p>
            <text:p text:style-name="P70"><text:s text:c="4"/>&lt;add key="RutaCarpetaElectronicaSeguimiento" value="E:\SPEFormacion\CarpetaElectronicaSeguimiento\" /&gt;</text:p>
            <text:p text:style-name="P70"><text:s text:c="4"/>&lt;add key="RutaCarpetaElectronicaNovedades" value="E:\SPEFormacion\CarpetaElectronicaNovedades\" /&gt;</text:p>
            <text:p text:style-name="P70"><text:s text:c="4"/>&lt;add key="RutaCarpetaElectronicaModulos" value="E:\SPEFormacion\CarpetaElectronicaModulos\" /&gt;</text:p>
            <text:p text:style-name="P70"><text:s text:c="4"/>...</text:p>
            <text:p text:style-name="P71"><text:span text:style-name="T11">&lt;/appSettings&gt;</text:span> </text:p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61">8</text:p>
          </table:table-cell>
          <table:table-cell table:style-name="Tabla2.B8" table:number-columns-spanned="3" office:value-type="string">
            <text:p text:style-name="P72">Compilar el proyecto Talentos para el Empleo con la configuración de los pasos 5, 6 y 7; teniendo conexión a la red donde se encuentra el servidor de base de datos.</text:p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73">9</text:p>
          </table:table-cell>
          <table:table-cell table:style-name="Tabla2.B8" table:number-columns-spanned="3" office:value-type="string">
            <text:p text:style-name="P72">Detener servicio del IIS correspondiente al proyecto Talentos para el Empleo.</text:p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73">10</text:p>
          </table:table-cell>
          <table:table-cell table:style-name="Tabla2.B8" table:number-columns-spanned="3" office:value-type="string">
            <text:p text:style-name="P72">Copiar el proyecto compilado en la carpeta configurada en el IIS dentro del servidor de aplicaciones.</text:p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73">11</text:p>
          </table:table-cell>
          <table:table-cell table:style-name="Tabla2.B8" table:number-columns-spanned="3" office:value-type="string">
            <text:p text:style-name="P72">Iniciar nuevamente el servicio del IIS correspondiente al proyecto Talentos para el Empleo.</text:p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73">12</text:p>
          </table:table-cell>
          <table:table-cell table:style-name="Tabla2.B8" table:number-columns-spanned="3" office:value-type="string">
            <text:p text:style-name="P72">Direccionar el subdominio becas.serviciodeempleo.gov.co a la dirección http://app2.mintrabajo.gov.co/FTTalentosEmpleo/</text:p>
          </table:table-cell>
          <table:covered-table-cell/>
          <table:covered-table-cell/>
        </table:table-row>
      </table:table>
      <text:p text:style-name="P44"><text:span text:style-name="T2">Fuente: </text:span>Elaboración propia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Tahoma1" svg:font-family="Tahoma" style:font-adornments="Norm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s" fo:country="CO" style:letter-kerning="true" style:font-name-asian="Calibri1" style:font-size-asian="10pt" style:language-asian="en" style:country-asian="US" style:font-name-complex="Tahoma2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s" fo:country="CO" style:letter-kerning="true" style:font-name-asian="Calibri1" style:font-size-asian="10pt" style:language-asian="en" style:country-asian="US" style:font-name-complex="Tahoma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fo:hyphenation-ladder-count="no-limit" style:punctuation-wrap="hanging" style:writing-mode="lr-tb"/>
      <style:text-properties fo:color="#111111" style:font-name="Tahoma" fo:font-family="Tahoma" style:font-family-generic="roman" style:font-pitch="variable" fo:font-size="12pt" fo:language="es" fo:country="CO" style:font-name-asian="Times New Roman" style:font-family-asian="'Times New Roman'" style:font-family-generic-asian="system" style:font-pitch-asian="variable" style:font-size-asian="12pt" style:language-asian="en" style:country-asian="US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8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break-before="page" fo:keep-with-next="always" style:vertical-align="middle"/>
      <style:text-properties fo:text-transform="uppercase" fo:color="#333333" style:font-name="Tahoma" fo:font-family="Tahoma" style:font-family-generic="roman" style:font-pitch="variable" fo:font-size="16pt" style:font-name-asian="ＭＳ ゴシック" style:font-family-asian="'ＭＳ ゴシック'" style:font-family-generic-asian="system" style:font-pitch-asian="variable" style:font-size-asian="16pt" style:font-name-complex="Tahoma2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ＭＳ ゴシック" style:font-family-asian="'ＭＳ ゴシック'" style:font-family-generic-asian="system" style:font-pitch-asian="variable" style:font-size-asian="13pt" style:font-name-complex="Tahoma2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default-outline-level="" style:class="text"/>
    <style:style style:name="Header" style:family="paragraph" style:parent-style-name="Standard" style:default-outline-level="" style:class="extra">
      <style:paragraph-properties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  <style:text-properties fo:text-transform="uppercase" fo:color="#666666" style:font-name="Tahoma" fo:font-family="Tahoma" style:font-family-generic="roman" style:font-pitch="variable" style:language-asian="es" style:country-asian="CO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  <style:text-properties fo:color="#1c1c1c" style:font-name="Tahoma" fo:font-family="Tahoma" style:font-family-generic="roman" style:font-pitch="variable" fo:font-size="10pt" style:font-size-asian="10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punctuation-wrap="hanging" style:writing-mode="lr-tb"/>
      <style:text-properties fo:color="#00000a" style:font-name="Calibri" fo:font-family="Calibri" style:font-family-generic="roman" style:font-pitch="variable" fo:font-size="12pt" fo:language="es" fo:country="CO" style:font-name-asian="ＭＳ 明朝" style:font-family-asian="'ＭＳ 明朝'" style:font-family-generic-asian="system" style:font-pitch-asian="variable" style:font-size-asian="12pt" style:language-asian="es" style:country-asian="CO" style:font-name-complex="Tahoma2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false" fo:line-height="100%" fo:text-align="center" style:justify-single-word="false" fo:padding-left="0cm" fo:padding-right="0cm" fo:padding-top="0cm" fo:padding-bottom="0.141cm" fo:border-left="none" fo:border-right="none" fo:border-top="none" fo:border-bottom="0.99pt solid #cccccc" style:vertical-align="middle"/>
      <style:text-properties fo:color="#808080" style:font-name="Tahoma" fo:font-family="Tahoma" style:font-family-generic="roman" style:font-pitch="variable" fo:font-size="26pt" fo:letter-spacing="0.009cm" style:font-name-asian="ＭＳ ゴシック" style:font-family-asian="'ＭＳ ゴシック'" style:font-family-generic-asian="system" style:font-pitch-asian="variable" style:font-size-asian="26pt" style:font-name-complex="Tahoma2" style:font-family-complex="Tahoma" style:font-family-generic-complex="system" style:font-pitch-complex="variable" style:font-size-complex="26pt"/>
    </style:style>
    <style:style style:name="Table_20_Contents" style:display-name="Table Contents" style:family="paragraph" style:parent-style-name="Standard" style:default-outline-level="" style:class="extra">
      <style:text-properties fo:color="#333333" fo:font-size="10pt" style:font-size-asian="10pt"/>
    </style:style>
    <style:style style:name="Table_20_Heading" style:display-name="Table Heading" style:family="paragraph" style:parent-style-name="Table_20_Contents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WW-Encabezamiento" style:family="paragraph" style:parent-style-name="Standard" style:default-outline-level="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WW-Encabezado_20_1" style:display-name="WW-Encabezado 1" style:family="paragraph" style:parent-style-name="Standard" style:next-style-name="Standard" style:default-outline-level="1" style:list-style-name="">
      <style:paragraph-properties fo:margin-top="0.847cm" fo:margin-bottom="0cm" loext:contextual-spacing="false" fo:keep-together="always" fo:keep-with-next="always"/>
      <style:text-properties fo:color="#008080" style:font-weight-complex="bold"/>
    </style:style>
    <style:style style:name="Quotations" style:family="paragraph" style:parent-style-name="Standard" style:default-outline-level="" style:class="html"/>
    <style:style style:name="Subtitle" style:family="paragraph" style:parent-style-name="Heading" style:default-outline-level="" style:class="chapter"/>
    <style:style style:name="Illustration" style:family="paragraph" style:parent-style-name="Caption" style:class="extra">
      <style:text-properties fo:font-size="12pt"/>
    </style:style>
    <style:style style:name="Illustration_20_Index_20_Heading" style:display-name="Illustration Index Heading" style:family="paragraph" style:parent-style-name="Heading" style:class="index">
      <style:text-properties fo:color="#333333" style:font-name="Tahoma1" fo:font-family="Tahoma" style:font-style-name="Normal" style:font-family-generic="swiss" style:font-pitch="variable"/>
    </style:style>
    <style:style style:name="Illustration_20_Index_20_1" style:display-name="Illustration Index 1" style:family="paragraph" style:parent-style-name="Index" style:class="index">
      <style:text-properties fo:color="#1c1c1c" fo:font-size="10pt"/>
    </style:style>
    <style:style style:name="Table" style:family="paragraph" style:parent-style-name="Caption" style:class="extra">
      <style:paragraph-properties fo:text-align="center" style:justify-single-word="false" style:shadow="none"/>
      <style:text-properties fo:font-size="10pt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text-properties fo:color="#333333" style:font-name="Tahoma1" fo:font-family="Tahoma" style:font-style-name="Normal" style:font-family-generic="swiss" style:font-pitch="variable"/>
    </style:style>
    <style:style style:name="Table_20_index_20_1" style:display-name="Table index 1" style:family="paragraph" style:parent-style-name="Index" style:class="index">
      <style:text-properties fo:color="#1c1c1c" fo:font-size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ＭＳ ゴシック" style:font-family-asian="'ＭＳ ゴシック'" style:font-family-generic-asian="system" style:font-pitch-asian="variable" style:font-size-asian="16pt" style:font-name-complex="Tahoma2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ＭＳ ゴシック" style:font-family-asian="'ＭＳ ゴシック'" style:font-family-generic-asian="system" style:font-pitch-asian="variable" style:font-size-asian="13pt" style:font-name-complex="Tahoma2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in_20_espaciado_20_Car" style:display-name="Sin espaciado Car" style:family="text" style:parent-style-name="Default_20_Paragraph_20_Font">
      <style:text-properties style:font-name-asian="ＭＳ 明朝" style:font-family-asian="'ＭＳ 明朝'" style:font-family-generic-asian="system" style:font-pitch-asian="variable" style:language-asian="es" style:country-asian="CO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font-name-asian="ＭＳ ゴシック" style:font-family-asian="'ＭＳ ゴシック'" style:font-family-generic-asian="system" style:font-pitch-asian="variable" style:font-size-asian="26pt" style:font-name-complex="Tahoma2" style:font-family-complex="Tahoma" style:font-family-generic-complex="system" style:font-pitch-complex="variable" style:font-size-complex="2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Subtle_20_Emphasis" style:display-name="Subtle Emphasis" style:family="text" style:parent-style-name="Default_20_Paragraph_20_Font">
      <style:text-properties fo:color="#808080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/>
    </style:style>
    <style:style style:name="WW8Num3z0" style:family="text">
      <style:text-properties style:font-name="SimSun" fo:font-family="SimSun" style:font-family-generic="roman" style:font-pitch="variable" style:font-name-asian="SimSun1" style:font-family-asian="SimSun" style:font-family-generic-asian="system" style:font-pitch-asian="variable" style:font-name-complex="SimSun1" style:font-family-complex="SimSun" style:font-family-generic-complex="system" style:font-pitch-complex="variable"/>
    </style:style>
    <style:style style:name="WW8Num3z1" style:family="text"/>
    <style:style style:name="WW8Num2z0" style:family="text"/>
    <style:style style:name="WW8Num4z0" style:family="text"/>
    <style:style style:name="WW8Num5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="Tahoma" fo:font-family="Tahoma" style:font-family-generic="roman" style:font-pitch="variable" fo:font-size="10pt" style:font-size-asian="10pt" style:font-name-complex="Wingdings1" style:font-family-complex="Wingdings" style:font-family-generic-complex="system" style:font-pitch-complex="variable"/>
    </style:style>
    <style:style style:name="Index_20_Link" style:display-name="Index Link" style:family="text"/>
    <style:style style:name="ListLabel_20_13" style:display-name="ListLabel 13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4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6.51cm" fo:margin-left="0.002cm" fo:margin-top="0cm" fo:margin-bottom="0cm" table:align="left" style:writing-mode="lr-tb"/>
    </style:style>
    <style:style style:name="Tabla1.A" style:family="table-column">
      <style:table-column-properties style:column-width="2.702cm"/>
    </style:style>
    <style:style style:name="Tabla1.B" style:family="table-column">
      <style:table-column-properties style:column-width="3.09cm"/>
    </style:style>
    <style:style style:name="Tabla1.C" style:family="table-column">
      <style:table-column-properties style:column-width="2.117cm"/>
    </style:style>
    <style:style style:name="Tabla1.D" style:family="table-column">
      <style:table-column-properties style:column-width="8.60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1.C1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1.D1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1.C2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1.D2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1.C3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1.D3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4" style:family="table">
      <style:table-properties style:width="15.589cm" fo:margin-left="0.002cm" fo:margin-top="0cm" fo:margin-bottom="0cm" table:align="left" style:writing-mode="lr-tb"/>
    </style:style>
    <style:style style:name="Tabla4.A" style:family="table-column">
      <style:table-column-properties style:column-width="2.549cm"/>
    </style:style>
    <style:style style:name="Tabla4.B" style:family="table-column">
      <style:table-column-properties style:column-width="3.244cm"/>
    </style:style>
    <style:style style:name="Tabla4.C" style:family="table-column">
      <style:table-column-properties style:column-width="2.006cm"/>
    </style:style>
    <style:style style:name="Tabla4.D" style:family="table-column">
      <style:table-column-properties style:column-width="7.791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4.C1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4.D1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4.C2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4.D2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4.C3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4.D3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5" style:family="table">
      <style:table-properties style:width="15.589cm" fo:margin-left="0.002cm" fo:margin-top="0cm" fo:margin-bottom="0cm" table:align="left" style:writing-mode="lr-tb"/>
    </style:style>
    <style:style style:name="Tabla5.A" style:family="table-column">
      <style:table-column-properties style:column-width="2.549cm"/>
    </style:style>
    <style:style style:name="Tabla5.B" style:family="table-column">
      <style:table-column-properties style:column-width="3.161cm"/>
    </style:style>
    <style:style style:name="Tabla5.C" style:family="table-column">
      <style:table-column-properties style:column-width="2.088cm"/>
    </style:style>
    <style:style style:name="Tabla5.D" style:family="table-column">
      <style:table-column-properties style:column-width="7.791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5.C1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5.D1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5.C2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5.D2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5.C3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5.D3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fo:color="#808080" style:font-name="Tahoma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808080" fo:font-size="10pt" officeooo:rsid="00b1702e" officeooo:paragraph-rsid="00b1702e" style:font-size-asian="10pt" style:font-size-complex="10pt"/>
    </style:style>
    <style:style style:name="MP3" style:family="paragraph" style:parent-style-name="Table_20_Contents">
      <style:text-properties fo:color="#808080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text-properties fo:color="#808080" fo:font-size="10pt" style:font-size-asian="10pt" style:font-size-complex="10pt"/>
    </style:style>
    <style:style style:name="MP5" style:family="paragraph" style:parent-style-name="Table_20_Contents">
      <style:text-properties fo:color="#808080" style:font-name="Tahoma" fo:font-size="10pt" fo:language="es" fo:country="CO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MP6" style:family="paragraph" style:parent-style-name="Table_20_Contents">
      <style:text-properties fo:color="#808080" style:font-name="Tahoma" fo:font-size="10pt" fo:language="es" fo:country="CO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MP7" style:family="paragraph" style:parent-style-name="Header">
      <style:paragraph-properties fo:text-align="center" style:justify-single-word="false"/>
    </style:style>
    <style:style style:name="MP8" style:family="paragraph" style:parent-style-name="Footer">
      <style:paragraph-properties fo:text-align="end" style:justify-single-word="false"/>
    </style:style>
    <style:style style:name="MP9" style:family="paragraph" style:parent-style-name="Header">
      <style:paragraph-properties>
        <style:tab-stops>
          <style:tab-stop style:position="1.799cm"/>
          <style:tab-stop style:position="7.795cm" style:type="center"/>
          <style:tab-stop style:position="8.255cm" style:type="center"/>
          <style:tab-stop style:position="15.589cm" style:type="right"/>
        </style:tab-stops>
      </style:paragraph-properties>
      <style:text-properties fo:font-size="7pt" style:font-size-asian="7pt"/>
    </style:style>
    <style:style style:name="MP10" style:family="paragraph" style:parent-style-name="Header">
      <style:paragraph-properties fo:text-align="center" style:justify-single-word="false"/>
      <style:text-properties fo:font-size="7pt" style:font-size-asian="7pt"/>
    </style:style>
    <style:style style:name="MP11" style:family="paragraph" style:parent-style-name="Table_20_Contents">
      <style:paragraph-properties fo:text-align="center" style:justify-single-word="false"/>
      <style:text-properties fo:color="#808080" fo:font-size="10pt" officeooo:rsid="00b1702e" officeooo:paragraph-rsid="00ca4819" style:font-size-asian="10pt" style:font-size-complex="10pt"/>
    </style:style>
    <style:style style:name="MP12" style:family="paragraph" style:parent-style-name="Footer">
      <style:paragraph-properties>
        <style:tab-stops>
          <style:tab-stop style:position="7.325cm" style:type="center"/>
          <style:tab-stop style:position="7.795cm" style:type="center"/>
          <style:tab-stop style:position="14.651cm" style:type="right"/>
          <style:tab-stop style:position="15.589cm" style:type="right"/>
        </style:tab-stops>
      </style:paragraph-properties>
      <style:text-properties fo:font-size="9pt" style:font-size-asian="9pt"/>
    </style:style>
    <style:style style:name="MP13" style:family="paragraph" style:parent-style-name="Footer">
      <style:paragraph-properties>
        <style:tab-stops>
          <style:tab-stop style:position="7.325cm" style:type="center"/>
          <style:tab-stop style:position="7.795cm" style:type="center"/>
          <style:tab-stop style:position="14.651cm" style:type="right"/>
          <style:tab-stop style:position="15.589cm" style:type="right"/>
        </style:tab-stops>
      </style:paragraph-properties>
    </style:style>
    <style:page-layout style:name="Mpm1">
      <style:page-layout-properties fo:page-width="21.59cm" fo:page-height="27.94cm" style:num-format="1" style:print-orientation="portrait" fo:margin-top="1.251cm" fo:margin-bottom="1.251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1.289cm" fo:margin-left="0cm" fo:margin-right="0cm" fo:margin-bottom="1.189cm" style:dynamic-spacing="true"/>
      </style:header-style>
      <style:footer-style>
        <style:header-footer-properties fo:min-height="1.289cm" fo:margin-left="0cm" fo:margin-right="0cm" fo:margin-top="1.18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49cm" fo:margin-bottom="0cm" fo:margin-left="3cm" fo:margin-right="3cm" style:writing-mode="lr-tb" style:layout-grid-color="#c0c0c0" style:layout-grid-lines="3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3.187cm" fo:margin-left="0cm" fo:margin-right="0cm" fo:margin-bottom="3.087cm" style:dynamic-spacing="true"/>
      </style:header-style>
      <style:footer-style>
        <style:header-footer-properties fo:min-height="2.499cm" fo:margin-left="0cm" fo:margin-right="0cm" fo:margin-top="2.399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3" office:value-type="string">
              <text:p text:style-name="MP1"/>
            </table:table-cell>
            <table:table-cell table:style-name="Tabla1.A1" table:number-rows-spanned="3" office:value-type="string">
              <text:p text:style-name="MP2">Paso a producción</text:p>
            </table:table-cell>
            <table:table-cell table:style-name="Tabla1.C1" office:value-type="string">
              <text:p text:style-name="MP3">Proyecto</text:p>
            </table:table-cell>
            <table:table-cell table:style-name="Tabla1.D1" office:value-type="string">
              <text:p text:style-name="MP4">Talentos para el empleo</text:p>
            </table:table-cell>
          </table:table-row>
          <table:table-row table:style-name="Tabla1.1">
            <table:covered-table-cell/>
            <table:covered-table-cell/>
            <table:table-cell table:style-name="Tabla1.C2" office:value-type="string">
              <text:p text:style-name="MP3">Autor</text:p>
            </table:table-cell>
            <table:table-cell table:style-name="Tabla1.D2" office:value-type="string">
              <text:p text:style-name="MP4">Ing. Jhony Alexander Rocha</text:p>
            </table:table-cell>
          </table:table-row>
          <table:table-row table:style-name="Tabla1.1">
            <table:covered-table-cell/>
            <table:covered-table-cell/>
            <table:table-cell table:style-name="Tabla1.C3" office:value-type="string">
              <text:p text:style-name="MP5">Página</text:p>
            </table:table-cell>
            <table:table-cell table:style-name="Tabla1.D3" office:value-type="string">
              <text:p text:style-name="MP6"><text:page-number text:select-page="current">1</text:page-number> de <text:page-count>7</text:page-count></text:p>
            </table:table-cell>
          </table:table-row>
        </table:table>
        <text:p text:style-name="MP7"/>
      </style:header>
      <style:footer>
        <text:p text:style-name="MP8"><text:s/><text:page-number text:select-page="current">1</text:page-number></text:p>
        <text:p text:style-name="MP9"><text:tab/><text:tab/></text:p>
        <text:p text:style-name="MP10"/>
      </style:footer>
    </style:master-page>
    <style:master-page style:name="Converted1" style:page-layout-name="Mpm2">
      <style:header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D"/>
          <table:table-row table:style-name="Tabla4.1">
            <table:table-cell table:style-name="Tabla4.A1" table:number-rows-spanned="3" office:value-type="string">
              <text:p text:style-name="MP1"/>
            </table:table-cell>
            <table:table-cell table:style-name="Tabla4.A1" table:number-rows-spanned="3" office:value-type="string">
              <text:p text:style-name="MP11">Paso a producción</text:p>
            </table:table-cell>
            <table:table-cell table:style-name="Tabla4.C1" office:value-type="string">
              <text:p text:style-name="MP3">Proyecto</text:p>
            </table:table-cell>
            <table:table-cell table:style-name="Tabla4.D1" office:value-type="string">
              <text:p text:style-name="MP4">Talentos para el empleo</text:p>
            </table:table-cell>
          </table:table-row>
          <table:table-row table:style-name="Tabla4.1">
            <table:covered-table-cell/>
            <table:covered-table-cell/>
            <table:table-cell table:style-name="Tabla4.C2" office:value-type="string">
              <text:p text:style-name="MP3">Autor</text:p>
            </table:table-cell>
            <table:table-cell table:style-name="Tabla4.D2" office:value-type="string">
              <text:p text:style-name="MP4">Ing. Jhony Alexander Rocha</text:p>
            </table:table-cell>
          </table:table-row>
          <table:table-row table:style-name="Tabla4.1">
            <table:covered-table-cell/>
            <table:covered-table-cell/>
            <table:table-cell table:style-name="Tabla4.C3" office:value-type="string">
              <text:p text:style-name="MP5">Página</text:p>
            </table:table-cell>
            <table:table-cell table:style-name="Tabla4.D3" office:value-type="string">
              <text:p text:style-name="MP6"><text:page-number text:select-page="current">7</text:page-number> de <text:page-count>7</text:page-count></text:p>
            </table:table-cell>
          </table:table-row>
        </table:table>
        <text:p text:style-name="Standard"/>
      </style:header>
      <style:footer>
        <text:p text:style-name="MP12"/>
      </style:footer>
    </style:master-page>
    <style:master-page style:name="Converted2" style:page-layout-name="Mpm2" style:next-style-name="Converted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table:number-rows-spanned="3" office:value-type="string">
              <text:p text:style-name="MP1"/>
            </table:table-cell>
            <table:table-cell table:style-name="Tabla5.A1" table:number-rows-spanned="3" office:value-type="string">
              <text:p text:style-name="MP11">Paso a producción</text:p>
            </table:table-cell>
            <table:table-cell table:style-name="Tabla5.C1" office:value-type="string">
              <text:p text:style-name="MP3">Proyecto</text:p>
            </table:table-cell>
            <table:table-cell table:style-name="Tabla5.D1" office:value-type="string">
              <text:p text:style-name="MP4">Talentos para el empleo</text:p>
            </table:table-cell>
          </table:table-row>
          <table:table-row table:style-name="Tabla5.1">
            <table:covered-table-cell/>
            <table:covered-table-cell/>
            <table:table-cell table:style-name="Tabla5.C2" office:value-type="string">
              <text:p text:style-name="MP3">Autor</text:p>
            </table:table-cell>
            <table:table-cell table:style-name="Tabla5.D2" office:value-type="string">
              <text:p text:style-name="MP4">Ing. Jhony Alexander Rocha</text:p>
            </table:table-cell>
          </table:table-row>
          <table:table-row table:style-name="Tabla5.1">
            <table:covered-table-cell/>
            <table:covered-table-cell/>
            <table:table-cell table:style-name="Tabla5.C3" office:value-type="string">
              <text:p text:style-name="MP5">Página</text:p>
            </table:table-cell>
            <table:table-cell table:style-name="Tabla5.D3" office:value-type="string">
              <text:p text:style-name="MP6"><text:page-number text:select-page="current">2</text:page-number> de <text:page-count>7</text:page-count></text:p>
            </table:table-cell>
          </table:table-row>
        </table:table>
        <text:p text:style-name="Standard"/>
      </style:header>
      <style:footer>
        <text:p text:style-name="MP13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7:26:00</meta:creation-date>
    <meta:initial-creator>Pablo-PC</meta:initial-creator>
    <dc:language>es-ES</dc:language>
    <dc:date>2015-12-02T09:11:50.142000000</dc:date>
    <meta:editing-cycles>378</meta:editing-cycles>
    <meta:editing-duration>PT23H38M50S</meta:editing-duration>
    <meta:generator>LibreOffice/4.4.1.2$Windows_x86 LibreOffice_project/45e2de17089c24a1fa810c8f975a7171ba4cd432</meta:generator>
    <meta:document-statistic meta:table-count="5" meta:image-count="0" meta:object-count="0" meta:page-count="7" meta:paragraph-count="162" meta:word-count="1032" meta:character-count="9893" meta:non-whitespace-character-count="88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